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draw:shadow-offset-x="0.203cm" draw:shadow-offset-y="0.20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2.667cm" draw:transform="rotate (1.5707963267949) translate (2.676cm 18.75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635cm" svg:height="2.413cm" draw:transform="rotate (-3.14159265358979) translate (2.524cm 18.75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2.667cm" draw:transform="rotate (1.5707963267949) translate (5.318cm 18.75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635cm" svg:height="2.413cm" draw:transform="rotate (-3.14159265358979) translate (5.445cm 13.31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2.413cm" draw:transform="rotate (-3.14159265358979) translate (6.334cm 13.31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2.413cm" draw:transform="rotate (-3.14159265358979) translate (9.763cm 8.239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2T23:30:14.085747916</meta:creation-date>
    <dc:date>2017-04-23T00:15:55.647535495</dc:date>
    <meta:editing-duration>PT30M31S</meta:editing-duration>
    <meta:editing-cycles>1</meta:editing-cycles>
    <meta:document-statistic meta:object-count="6"/>
    <meta:generator>LibreOffice/4.2.8.2$Linux_X86_64 LibreOffice_project/420m0$Build-2</meta:generator>
  </office:meta>
</office:document-meta>
</file>